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ad36" officeooo:paragraph-rsid="0002ad36"/>
    </style:style>
    <style:style style:name="P2" style:family="paragraph" style:parent-style-name="Standard">
      <style:paragraph-properties fo:break-before="page"/>
      <style:text-properties officeooo:rsid="0002ad36" officeooo:paragraph-rsid="0002ad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tris.java</text:p>
      <text:p text:style-name="P1">package pat.tetris;</text:p>
      <text:p text:style-name="P1"/>
      <text:p text:style-name="P1">import javax.swing.JFrame;</text:p>
      <text:p text:style-name="P1"/>
      <text:p text:style-name="P1">public class Tetris extends JFrame {</text:p>
      <text:p text:style-name="P1"><text:s text:c="4"/></text:p>
      <text:p text:style-name="P1"><text:s text:c="4"/>public Tetris() {</text:p>
      <text:p text:style-name="P1"><text:s text:c="8"/>initUI();</text:p>
      <text:p text:style-name="P1"><text:s text:c="4"/>}</text:p>
      <text:p text:style-name="P1"><text:s text:c="4"/></text:p>
      <text:p text:style-name="P1"><text:s text:c="4"/>private void initUI() {</text:p>
      <text:p text:style-name="P1"><text:s text:c="8"/>add(new Board());</text:p>
      <text:p text:style-name="P1"><text:s text:c="8"/>setTitle("Tetris");</text:p>
      <text:p text:style-name="P1"><text:s text:c="8"/>setSize(200, 400);</text:p>
      <text:p text:style-name="P1"><text:s text:c="8"/>setDefaultCloseOperation(EXIT_ON_CLOSE);</text:p>
      <text:p text:style-name="P1"><text:s text:c="8"/>setLocationRelativeTo(null);</text:p>
      <text:p text:style-name="P1"><text:s text:c="4"/>}</text:p>
      <text:p text:style-name="P1"><text:s text:c="4"/></text:p>
      <text:p text:style-name="P1"><text:s text:c="4"/>public static void main(String[] args) {</text:p>
      <text:p text:style-name="P1"><text:s text:c="8"/>Tetris game = new Tetris();</text:p>
      <text:p text:style-name="P1"><text:s text:c="8"/>game.setVisible(true);</text:p>
      <text:p text:style-name="P1"><text:s text:c="4"/>}</text:p>
      <text:p text:style-name="P1">}</text:p>
      <text:p text:style-name="P2">Board.java</text:p>
      <text:p text:style-name="P1">package pat.tetris;</text:p>
      <text:p text:style-name="P1"/>
      <text:p text:style-name="P1">import java.awt.Color;</text:p>
      <text:p text:style-name="P1">import java.awt.Dimension;</text:p>
      <text:p text:style-name="P1">import java.awt.Graphics;</text:p>
      <text:p text:style-name="P1">import java.awt.event.ActionEvent;</text:p>
      <text:p text:style-name="P1">import java.awt.event.ActionListener;</text:p>
      <text:p text:style-name="P1">import java.awt.event.KeyAdapter;</text:p>
      <text:p text:style-name="P1">import java.awt.event.KeyEvent;</text:p>
      <text:p text:style-name="P1">import javax.swing.JPanel;</text:p>
      <text:p text:style-name="P1">import javax.swing.Timer;</text:p>
      <text:p text:style-name="P1"/>
      <text:p text:style-name="P1">public class Board extends JPanel implements ActionListener {</text:p>
      <text:p text:style-name="P1"><text:s text:c="4"/></text:p>
      <text:p text:style-name="P1"><text:s text:c="4"/>private final int BOARD_WIDTH = 10;</text:p>
      <text:p text:style-name="P1"><text:s text:c="4"/>private final int BOARD_HEIGHT = 20;</text:p>
      <text:p text:style-name="P1"><text:s text:c="4"/>private Timer timer;</text:p>
      <text:p text:style-name="P1"><text:s text:c="4"/>private boolean isFallingFinished = false;</text:p>
      <text:p text:style-name="P1"><text:s text:c="4"/>private boolean isStarted = false;</text:p>
      <text:p text:style-name="P1"><text:s text:c="4"/>private boolean isPaused = false;</text:p>
      <text:p text:style-name="P1"><text:s text:c="4"/></text:p>
      <text:p text:style-name="P1"><text:s text:c="4"/>public Board() {</text:p>
      <text:p text:style-name="P1"><text:s text:c="8"/>initBoard();</text:p>
      <text:p text:style-name="P1"><text:s text:c="8"/>addKeyListener(new KeyAdapter() {</text:p>
      <text:p text:style-name="P1"><text:s text:c="12"/>@Override</text:p>
      <text:p text:style-name="P1"><text:s text:c="12"/>public void keyPressed(KeyEvent e) {</text:p>
      <text:p text:style-name="P1"><text:s text:c="16"/>int keycode = e.getKeyCode();</text:p>
      <text:p text:style-name="P1"><text:s text:c="16"/>switch (keycode) {</text:p>
      <text:p text:style-name="P1"><text:s text:c="20"/>case KeyEvent.VK_LEFT:</text:p>
      <text:p text:style-name="P1"><text:s text:c="24"/>movePieceLeft();</text:p>
      <text:p text:style-name="P1"><text:s text:c="24"/>break;</text:p>
      <text:p text:style-name="P1"><text:s text:c="20"/>case KeyEvent.VK_RIGHT:</text:p>
      <text:p text:style-name="P1"><text:s text:c="24"/>movePieceRight();</text:p>
      <text:p text:style-name="P1"><text:s text:c="24"/>break;</text:p>
      <text:p text:style-name="P1"><text:s text:c="20"/>case KeyEvent.VK_DOWN:</text:p>
      <text:p text:style-name="P1"><text:s text:c="24"/>dropPiece();</text:p>
      <text:p text:style-name="P1"><text:s text:c="24"/>break;</text:p>
      <text:p text:style-name="P1"><text:s text:c="20"/>case KeyEvent.VK_UP:</text:p>
      <text:p text:style-name="P1"><text:s text:c="24"/>rotatePiece();</text:p>
      <text:p text:style-name="P1"><text:s text:c="24"/>break;</text:p>
      <text:p text:style-name="P1"><text:s text:c="16"/>}</text:p>
      <text:p text:style-name="P1"><text:s text:c="12"/>}</text:p>
      <text:p text:style-name="P1"><text:s text:c="8"/>});</text:p>
      <text:p text:style-name="P1"><text:s text:c="4"/>}</text:p>
      <text:p text:style-name="P1"><text:s text:c="4"/></text:p>
      <text:p text:style-name="P1"><text:s text:c="4"/>private void initBoard() {</text:p>
      <text:p text:style-name="P1"><text:s text:c="8"/>setFocusable(true);</text:p>
      <text:p text:style-name="P1"><text:s text:c="8"/>setBackground(Color.BLACK);</text:p>
      <text:p text:style-name="P1"><text:s text:c="8"/>setPreferredSize(new Dimension(200, 400));</text:p>
      <text:p text:style-name="P1"><text:s text:c="8"/>timer = new Timer(400, this); // Le timer pour le mouvement des pièces</text:p>
      <text:p text:style-name="P1"><text:s text:c="8"/>timer.start();</text:p>
      <text:p text:style-name="P1"><text:soft-page-break/><text:s text:c="4"/>}</text:p>
      <text:p text:style-name="P1"/>
      <text:p text:style-name="P1"><text:s text:c="4"/>@Override</text:p>
      <text:p text:style-name="P1"><text:s text:c="4"/>public void actionPerformed(ActionEvent e) {</text:p>
      <text:p text:style-name="P1"><text:s text:c="8"/>// La logique de jeu est exécutée ici à chaque tick du timer</text:p>
      <text:p text:style-name="P1"><text:s text:c="8"/>if (isFallingFinished) {</text:p>
      <text:p text:style-name="P1"><text:s text:c="12"/>isFallingFinished = false;</text:p>
      <text:p text:style-name="P1"><text:s text:c="12"/>// Créer une nouvelle pièce et la placer en haut</text:p>
      <text:p text:style-name="P1"><text:s text:c="8"/>}</text:p>
      <text:p text:style-name="P1"><text:s text:c="8"/>// Logique pour déplacer les pièces vers le bas</text:p>
      <text:p text:style-name="P1"><text:s text:c="8"/>repaint();</text:p>
      <text:p text:style-name="P1"><text:s text:c="4"/>}</text:p>
      <text:p text:style-name="P1"/>
      <text:p text:style-name="P1"><text:s text:c="4"/>@Override</text:p>
      <text:p text:style-name="P1"><text:s text:c="4"/>public void paintComponent(Graphics g) {</text:p>
      <text:p text:style-name="P1"><text:s text:c="8"/>super.paintComponent(g);</text:p>
      <text:p text:style-name="P1"><text:s text:c="8"/>// Logique pour dessiner le jeu</text:p>
      <text:p text:style-name="P1"><text:s text:c="4"/>}</text:p>
      <text:p text:style-name="P1"/>
      <text:p text:style-name="P1"><text:s text:c="4"/>private void movePieceLeft() {</text:p>
      <text:p text:style-name="P1"><text:s text:c="8"/>// Logique pour déplacer la pièce vers la gauche</text:p>
      <text:p text:style-name="P1"><text:s text:c="4"/>}</text:p>
      <text:p text:style-name="P1"/>
      <text:p text:style-name="P1"><text:s text:c="4"/>private void movePieceRight() {</text:p>
      <text:p text:style-name="P1"><text:s text:c="8"/>// Logique pour déplacer la pièce vers la droite</text:p>
      <text:p text:style-name="P1"><text:s text:c="4"/>}</text:p>
      <text:p text:style-name="P1"/>
      <text:p text:style-name="P1"><text:s text:c="4"/>private void dropPiece() {</text:p>
      <text:p text:style-name="P1"><text:s text:c="8"/>// Logique pour accélérer la descente de la pièce</text:p>
      <text:p text:style-name="P1"><text:s text:c="4"/>}</text:p>
      <text:p text:style-name="P1"/>
      <text:p text:style-name="P1"><text:s text:c="4"/>private void rotatePiece() {</text:p>
      <text:p text:style-name="P1"><text:s text:c="8"/>// Logique pour tourner la pièce</text:p>
      <text:p text:style-name="P1"><text:s text:c="4"/>}</text:p>
      <text:p text:style-name="P1">}</text:p>
      <text:p text:style-name="P2">Shape.java</text:p>
      <text:p text:style-name="P1">package pat.tetris;</text:p>
      <text:p text:style-name="P1"/>
      <text:p text:style-name="P1">public class Shape {</text:p>
      <text:p text:style-name="P1"/>
      <text:p text:style-name="P1"><text:s text:c="4"/>public enum Tetrominoe { NoShape, ZShape, SShape, LineShape, TShape, SquareShape, LShape, MirroredLShape }</text:p>
      <text:p text:style-name="P1"/>
      <text:p text:style-name="P1"><text:s text:c="4"/>private Tetrominoe pieceShape;</text:p>
      <text:p text:style-name="P1"><text:s text:c="4"/>private int[][] coords;</text:p>
      <text:p text:style-name="P1"><text:s text:c="4"/></text:p>
      <text:p text:style-name="P1">private void setCoordinates(Tetrominoe shape) {</text:p>
      <text:p text:style-name="P1"><text:s text:c="4"/>switch (shape) {</text:p>
      <text:p text:style-name="P1"><text:s text:c="8"/>case ZShape:</text:p>
      <text:p text:style-name="P1"><text:s text:c="12"/>coords = new int[][] { {0, -1}, {0, 0}, {1, 0}, {1, 1} };</text:p>
      <text:p text:style-name="P1"><text:s text:c="12"/>break;</text:p>
      <text:p text:style-name="P1"><text:s text:c="8"/>// Définir les autres formes...</text:p>
      <text:p text:style-name="P1"><text:s text:c="4"/>}</text:p>
      <text:p text:style-name="P1">}</text:p>
      <text:p text:style-name="P1"/>
      <text:p text:style-name="P1"><text:s text:c="4"/>public Shape() {</text:p>
      <text:p text:style-name="P1"><text:s text:c="8"/>coords = new int[4][2];</text:p>
      <text:p text:style-name="P1"><text:s text:c="8"/>setShape(Tetrominoe.NoShape);</text:p>
      <text:p text:style-name="P1"><text:s text:c="4"/>}</text:p>
      <text:p text:style-name="P1"/>
      <text:p text:style-name="P1"><text:s text:c="4"/>public void setShape(Tetrominoe shape) {</text:p>
      <text:p text:style-name="P1"><text:s text:c="8"/>// Définir les coordonnées de la forme en fonction du type de pièce</text:p>
      <text:p text:style-name="P1"><text:s text:c="4"/>}</text:p>
      <text:p text:style-name="P1"><text:s text:c="4"/></text:p>
      <text:p text:style-name="P1"><text:s text:c="4"/>public void setRandomShape() {</text:p>
      <text:p text:style-name="P1"><text:s text:c="8"/>// Sélectionner une forme aléatoire</text:p>
      <text:p text:style-name="P1"><text:s text:c="4"/>}</text:p>
      <text:p text:style-name="P1"><text:s text:c="4"/></text:p>
      <text:p text:style-name="P1"><text:s text:c="4"/>public int getX(int index) { return coords[index][0]; }</text:p>
      <text:p text:style-name="P1"><text:s text:c="4"/>public int getY(int index) { return coords[index][1]; }</text:p>
      <text:p text:style-name="P1"><text:s text:c="4"/>public Tetrominoe getShape() { return pieceShape; }</text:p>
      <text:p text:style-name="P1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23T14:00:46.252000000</meta:creation-date>
    <dc:date>2024-10-23T14:02:54.069000000</dc:date>
    <meta:editing-duration>PT2M8S</meta:editing-duration>
    <meta:editing-cycles>1</meta:editing-cycles>
    <meta:document-statistic meta:table-count="0" meta:image-count="0" meta:object-count="0" meta:page-count="4" meta:paragraph-count="132" meta:word-count="400" meta:character-count="3769" meta:non-whitespace-character-count="2612"/>
    <meta:generator>LibreOffice/7.1.4.2$Windows_X86_64 LibreOffice_project/a529a4fab45b75fefc5b6226684193eb000654f6</meta:generator>
  </office:meta>
</office:document-meta>
</file>